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7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09070d" officeooo:paragraph-rsid="0009070d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09070d" officeooo:paragraph-rsid="0009070d" style:font-size-asian="14pt" style:font-name-complex="Times New Roman1" style:font-size-complex="14pt"/>
    </style:style>
    <style:style style:name="P10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11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0b2e46" officeooo:paragraph-rsid="000b2e46" style:font-size-asian="14pt" style:font-name-complex="Times New Roman1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0"/>
      <style:text-properties style:font-name="Times New Roman" fo:font-size="20pt" fo:font-weight="bold" officeooo:rsid="00067632" officeooo:paragraph-rsid="00067632" style:font-size-asian="20pt" style:font-weight-asian="bold" style:font-name-complex="Times New Roman1" style:font-size-complex="20pt"/>
    </style:style>
    <style:style style:name="T1" style:family="text">
      <style:text-properties officeooo:rsid="000835e8"/>
    </style:style>
    <style:style style:name="T2" style:family="text">
      <style:text-properties officeooo:rsid="00083af1"/>
    </style:style>
    <style:style style:name="T3" style:family="text">
      <style:text-properties officeooo:rsid="0009070d"/>
    </style:style>
    <style:style style:name="T4" style:family="text">
      <style:text-properties officeooo:rsid="000b2e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KompyuterM3chakrs</text:p>
      <text:p text:style-name="P4">Week of (Date):<text:span text:style-name="T3">June 21, 2019, Friday</text:span></text:p>
      <text:p text:style-name="P4"/>
      <text:p text:style-name="P4">Team Members Active this Week:<text:span text:style-name="T3">Nathan Bellew, Keren Angeles</text:span></text:p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>Weekly Update of Project/Research (Summarized by Team Lead)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/text:p>
      <text:p text:style-name="P3"><text:soft-page-break/>Name: <text:span text:style-name="T1">Nathan Bellew</text:span><text:tab/><text:tab/><text:tab/><text:tab/>Hours worked this week: </text:p>
      <text:p text:style-name="P5">Please explain in detail what you worked on this week.</text:p>
      <text:p text:style-name="P5"/>
      <text:p text:style-name="P5"/>
      <text:p text:style-name="P5"/>
      <text:p text:style-name="P5"/>
      <text:p text:style-name="P5">What are the outcomes of your research and time for the week?</text:p>
      <text:p text:style-name="P5"/>
      <text:p text:style-name="P5"/>
      <text:p text:style-name="P5"/>
      <text:p text:style-name="P5"/>
      <text:p text:style-name="P5">Please describe any roadblocks or difficulties you experienced in your research this week.</text:p>
      <text:p text:style-name="P5"/>
      <text:p text:style-name="P5"/>
      <text:p text:style-name="P5"/>
      <text:p text:style-name="P5"/>
      <text:p text:style-name="P5"/>
      <text:p text:style-name="P5"/>
      <text:p text:style-name="P5">What are your next steps moving forward?</text:p>
      <text:p text:style-name="P5"/>
      <text:p text:style-name="P5"/>
      <text:p text:style-name="P5"/>
      <text:p text:style-name="P5"/>
      <text:p text:style-name="P5"/>
      <text:p text:style-name="P2"/>
      <text:p text:style-name="P3"><text:soft-page-break/>Name: <text:span text:style-name="T1">Melanie Grumley</text:span><text:tab/><text:tab/><text:tab/>Hours worked this week: </text:p>
      <text:p text:style-name="P6">Please explain in detail what you worked on this week.</text:p>
      <text:p text:style-name="P6"/>
      <text:p text:style-name="P6"/>
      <text:p text:style-name="P6"/>
      <text:p text:style-name="P6"/>
      <text:p text:style-name="P6">What are the outcomes of your research and time for the week?</text:p>
      <text:p text:style-name="P6"/>
      <text:p text:style-name="P6"/>
      <text:p text:style-name="P6"/>
      <text:p text:style-name="P6"/>
      <text:p text:style-name="P6">Please describe any roadblocks or difficulties you experienced in your research this week.</text:p>
      <text:p text:style-name="P6"/>
      <text:p text:style-name="P6"/>
      <text:p text:style-name="P6"/>
      <text:p text:style-name="P6"/>
      <text:p text:style-name="P6"/>
      <text:p text:style-name="P6"/>
      <text:p text:style-name="P6">What are your next steps moving forward?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ame: <text:span text:style-name="T2">Keren Angeles</text:span><text:tab/><text:tab/><text:tab/><text:tab/>Hours worked this week: <text:span text:style-name="T3">25-30hrs</text:span></text:p>
      <text:p text:style-name="P6">Please explain in detail what you worked on this week.</text:p>
      <text:p text:style-name="P7">This week I did <text:span text:style-name="T4">more </text:span>self study on networking. <text:span text:style-name="T4">This time I learned about ports, DNS, socket, and ARP.</text:span></text:p>
      <text:p text:style-name="P6"/>
      <text:p text:style-name="P6">What are the outcomes of your research and time for the week?</text:p>
      <text:p text:style-name="P7">During this self study I learned <text:span text:style-name="T4">how ports and sockets are manipulated when hackers perform exploits and DNS and ARP are protocols used to convert IP addresses for other specific purposes.</text:span></text:p>
      <text:p text:style-name="P6"/>
      <text:p text:style-name="P6"/>
      <text:p text:style-name="P6">Please describe any roadblocks or difficulties you experienced in your research this week.</text:p>
      <text:p text:style-name="P11">I still have more to study bout networking. I still have more to learn about networking.</text:p>
      <text:p text:style-name="P6"/>
      <text:p text:style-name="P6"/>
      <text:p text:style-name="P6">What are your next steps moving forward?</text:p>
      <text:p text:style-name="P7">The next steps I would like to look into is to apply what I learned about networking using Raspberry Pi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M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44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/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koulas, Angelika C</meta:initial-creator>
    <meta:editing-cycles>9</meta:editing-cycles>
    <meta:creation-date>2019-05-30T20:41:00</meta:creation-date>
    <dc:date>2019-06-24T14:09:12.895680153</dc:date>
    <meta:editing-duration>PT25M24S</meta:editing-duration>
    <meta:generator>LibreOffice/6.0.7.3$Linux_X86_64 LibreOffice_project/00m0$Build-3</meta:generator>
    <meta:document-statistic meta:table-count="0" meta:image-count="0" meta:object-count="0" meta:page-count="4" meta:paragraph-count="24" meta:word-count="257" meta:character-count="1538" meta:non-whitespace-character-count="12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